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799in"/>
    </style:style>
    <style:style style:name="co3" style:family="table-column">
      <style:table-column-properties fo:break-before="auto" style:column-width="0.2665in"/>
    </style:style>
    <style:style style:name="co4" style:family="table-column">
      <style:table-column-properties fo:break-before="auto" style:column-width="2.9071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1.6028in"/>
    </style:style>
    <style:style style:name="co7" style:family="table-column">
      <style:table-column-properties fo:break-before="auto" style:column-width="1.9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4" style:family="table-cell" style:parent-style-name="Default" style:data-style-name="N5037"/>
    <style:style style:name="ce5" style:family="table-cell" style:parent-style-name="Default">
      <style:map style:condition="cell-content()='WORKING'" style:apply-style-name="Untitled6" style:base-cell-address="Tasks.D16"/>
    </style:style>
    <style:style style:name="ta_extref" style:family="table">
      <style:table-properties table:display="false"/>
    </style:style>
  </office:automatic-styles>
  <office:body>
    <office:spreadsheet>
      <table:tracked-changes>
        <table:deletion table:id="ct1" table:acceptance-state="accepted" table:type="row" table:position="33" table:table="1" table:multi-deletion-spanned="6">
          <office:change-info>
            <dc:creator> </dc:creator>
            <dc:date>2011-01-14T07:50:45.81</dc:date>
          </office:change-info>
        </table:deletion>
        <table:deletion table:id="ct2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1"/>
          </table:deletions>
        </table:deletion>
        <table:deletion table:id="ct3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2"/>
          </table:deletions>
        </table:deletion>
        <table:deletion table:id="ct4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3"/>
          </table:deletions>
        </table:deletion>
        <table:deletion table:id="ct5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4"/>
          </table:deletions>
        </table:deletion>
        <table:deletion table:id="ct6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5"/>
          </table:deletions>
        </table:deletion>
        <table:cell-content-change table:id="ct7" table:acceptance-state="accepted">
          <table:cell-address table:column="4" table:row="4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8" table:acceptance-state="accepted">
          <table:cell-address table:column="3" table:row="6" table:table="1"/>
          <office:change-info>
            <dc:creator> </dc:creator>
            <dc:date>2011-01-14T07:50:45.81</dc:date>
          </office:change-info>
          <table:previous>
            <table:change-track-table-cell office:value-type="date" office:date-value="2011-12-01"/>
          </table:previous>
        </table:cell-content-change>
        <table:cell-content-change table:id="ct9" table:acceptance-state="accepted">
          <table:cell-address table:column="4" table:row="6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10" table:acceptance-state="accepted">
          <table:cell-address table:column="5" table:row="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Hamid</text:p>
            </table:change-track-table-cell>
          </table:previous>
        </table:cell-content-change>
        <table:cell-content-change table:id="ct11" table:acceptance-state="accepted">
          <table:cell-address table:column="3" table:row="15" table:table="1"/>
          <office:change-info>
            <dc:creator> </dc:creator>
            <dc:date>2011-01-14T07:50:45.81</dc:date>
          </office:change-info>
          <table:previous>
            <table:change-track-table-cell office:value-type="float" office:value="40556"/>
          </table:previous>
        </table:cell-content-change>
        <table:cell-content-change table:id="ct12" table:acceptance-state="accepted">
          <table:cell-address table:column="5" table:row="15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Jander</text:p>
            </table:change-track-table-cell>
          </table:previous>
        </table:cell-content-change>
        <table:cell-content-change table:id="ct13" table:acceptance-state="accepted">
          <table:cell-address table:column="4" table:row="17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14" table:acceptance-state="accepted">
          <table:cell-address table:column="4" table:row="1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15" table:acceptance-state="accepted">
          <table:cell-address table:column="4" table:row="20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16" table:acceptance-state="accepted">
          <table:cell-address table:column="5" table:row="21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Raquel</text:p>
            </table:change-track-table-cell>
          </table:previous>
        </table:cell-content-change>
        <table:cell-content-change table:id="ct17" table:acceptance-state="accepted">
          <table:cell-address table:column="4" table:row="23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18" table:acceptance-state="accepted">
          <table:cell-address table:column="4" table:row="2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19" table:acceptance-state="accepted">
          <table:cell-address table:column="5" table:row="2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Jander</text:p>
            </table:change-track-table-cell>
          </table:previous>
        </table:cell-content-change>
        <table:cell-content-change table:id="ct20">
          <table:cell-address table:column="5" table:row="15" table:table="1"/>
          <office:change-info>
            <dc:creator>jander nascimento</dc:creator>
            <dc:date>2011-01-15T08:26:41</dc:date>
          </office:change-info>
          <table:previous table:id="ct12">
            <table:change-track-table-cell/>
          </table:previous>
        </table:cell-content-change>
        <table:cell-content-change table:id="ct21">
          <table:cell-address table:column="3" table:row="15" table:table="1"/>
          <office:change-info>
            <dc:creator>jander nascimento</dc:creator>
            <dc:date>2011-01-15T08:26:51</dc:date>
          </office:change-info>
          <table:previous table:id="ct11">
            <table:change-track-table-cell/>
          </table:previous>
        </table:cell-content-change>
        <table:cell-content-change table:id="ct22">
          <table:cell-address table:column="4" table:row="4" table:table="1"/>
          <office:change-info>
            <dc:creator>jander nascimento</dc:creator>
            <dc:date>2011-01-15T08:30:26</dc:date>
          </office:change-info>
          <table:previous table:id="ct7">
            <table:change-track-table-cell office:value-type="string">
              <text:p>WORKING</text:p>
            </table:change-track-table-cell>
          </table:previous>
        </table:cell-content-change>
        <table:cell-content-change table:id="ct23">
          <table:cell-address table:column="4" table:row="23" table:table="1"/>
          <office:change-info>
            <dc:creator>jander nascimento</dc:creator>
            <dc:date>2011-01-15T08:30:39</dc:date>
          </office:change-info>
          <table:previous table:id="ct17">
            <table:change-track-table-cell office:value-type="string">
              <text:p>WORKING</text:p>
            </table:change-track-table-cell>
          </table:previous>
        </table:cell-content-change>
        <table:cell-content-change table:id="ct24">
          <table:cell-address table:column="3" table:row="23" table:table="1"/>
          <office:change-info>
            <dc:creator>jander nascimento</dc:creator>
            <dc:date>2011-01-15T08:30:45</dc:date>
          </office:change-info>
          <table:previous>
            <table:change-track-table-cell/>
          </table:previous>
        </table:cell-content-change>
        <table:cell-content-change table:id="ct25">
          <table:cell-address table:column="4" table:row="15" table:table="1"/>
          <office:change-info>
            <dc:creator>jander nascimento</dc:creator>
            <dc:date>2011-01-15T08:31:27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26">
          <table:cell-address table:column="0" table:row="33" table:table="1"/>
          <office:change-info>
            <dc:creator>jander nascimento</dc:creator>
            <dc:date>2011-01-15T08:31:40</dc:date>
          </office:change-info>
          <table:previous>
            <table:change-track-table-cell/>
          </table:previous>
        </table:cell-content-change>
        <table:cell-content-change table:id="ct27">
          <table:cell-address table:column="1" table:row="33" table:table="1"/>
          <office:change-info>
            <dc:creator>jander nascimento</dc:creator>
            <dc:date>2011-01-15T08:31:44</dc:date>
          </office:change-info>
          <table:previous>
            <table:change-track-table-cell/>
          </table:previous>
        </table:cell-content-change>
        <table:cell-content-change table:id="ct28">
          <table:cell-address table:column="2" table:row="33" table:table="1"/>
          <office:change-info>
            <dc:creator>jander nascimento</dc:creator>
            <dc:date>2011-01-15T08:31:46</dc:date>
          </office:change-info>
          <table:previous>
            <table:change-track-table-cell/>
          </table:previous>
        </table:cell-content-change>
        <table:cell-content-change table:id="ct29">
          <table:cell-address table:column="4" table:row="33" table:table="1"/>
          <office:change-info>
            <dc:creator>jander nascimento</dc:creator>
            <dc:date>2011-01-15T08:31:50</dc:date>
          </office:change-info>
          <table:previous>
            <table:change-track-table-cell/>
          </table:previous>
        </table:cell-content-change>
        <table:cell-content-change table:id="ct30">
          <table:cell-address table:column="0" table:row="34" table:table="1"/>
          <office:change-info>
            <dc:creator>jander nascimento</dc:creator>
            <dc:date>2011-01-17T08:07:43</dc:date>
          </office:change-info>
          <table:previous>
            <table:change-track-table-cell/>
          </table:previous>
        </table:cell-content-change>
        <table:cell-content-change table:id="ct31">
          <table:cell-address table:column="1" table:row="34" table:table="1"/>
          <office:change-info>
            <dc:creator>jander nascimento</dc:creator>
            <dc:date>2011-01-17T08:07:50</dc:date>
          </office:change-info>
          <table:previous>
            <table:change-track-table-cell/>
          </table:previous>
        </table:cell-content-change>
        <table:cell-content-change table:id="ct32">
          <table:cell-address table:column="2" table:row="34" table:table="1"/>
          <office:change-info>
            <dc:creator>jander nascimento</dc:creator>
            <dc:date>2011-01-17T08:07:52</dc:date>
          </office:change-info>
          <table:previous>
            <table:change-track-table-cell/>
          </table:previous>
        </table:cell-content-change>
        <table:cell-content-change table:id="ct33">
          <table:cell-address table:column="3" table:row="34" table:table="1"/>
          <office:change-info>
            <dc:creator>jander nascimento</dc:creator>
            <dc:date>2011-01-17T08:07:55</dc:date>
          </office:change-info>
          <table:previous>
            <table:change-track-table-cell/>
          </table:previous>
        </table:cell-content-change>
        <table:cell-content-change table:id="ct34">
          <table:cell-address table:column="4" table:row="34" table:table="1"/>
          <office:change-info>
            <dc:creator>jander nascimento</dc:creator>
            <dc:date>2011-01-17T08:08:00</dc:date>
          </office:change-info>
          <table:previous>
            <table:change-track-table-cell/>
          </table:previous>
        </table:cell-content-change>
        <table:cell-content-change table:id="ct35">
          <table:cell-address table:column="0" table:row="35" table:table="1"/>
          <office:change-info>
            <dc:creator>jander nascimento</dc:creator>
            <dc:date>2011-01-17T08:09:47</dc:date>
          </office:change-info>
          <table:previous>
            <table:change-track-table-cell/>
          </table:previous>
        </table:cell-content-change>
        <table:cell-content-change table:id="ct36">
          <table:cell-address table:column="1" table:row="35" table:table="1"/>
          <office:change-info>
            <dc:creator>jander nascimento</dc:creator>
            <dc:date>2011-01-17T08:10:16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35" table:table="1"/>
          <office:change-info>
            <dc:creator>jander nascimento</dc:creator>
            <dc:date>2011-01-17T08:10:17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35" table:table="1"/>
          <office:change-info>
            <dc:creator>jander nascimento</dc:creator>
            <dc:date>2011-01-17T08:10:4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35" table:table="1"/>
          <office:change-info>
            <dc:creator>jander nascimento</dc:creator>
            <dc:date>2011-01-17T08:11:05</dc:date>
          </office:change-info>
          <table:previous>
            <table:change-track-table-cell/>
          </table:previous>
        </table:cell-content-change>
        <table:cell-content-change table:id="ct40">
          <table:cell-address table:column="3" table:row="33" table:table="1"/>
          <office:change-info>
            <dc:creator>jander nascimento</dc:creator>
            <dc:date>2011-01-17T08:12:02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8" table:table="1"/>
          <office:change-info>
            <dc:creator>jander nascimento</dc:creator>
            <dc:date>2011-01-17T08:17:33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42">
          <table:cell-address table:column="5" table:row="8" table:table="1"/>
          <office:change-info>
            <dc:creator>jander nascimento</dc:creator>
            <dc:date>2011-01-17T08:17:37</dc:date>
          </office:change-info>
          <table:previous table:id="ct10">
            <table:change-track-table-cell/>
          </table:previous>
        </table:cell-content-change>
      </table:tracked-changes>
      <table:content-validations>
        <table:content-validation table:name="val1" table:condition="of:cell-content-is-in-list(&quot;1&quot;;&quot;2&quot;;&quot;3&quot;;&quot;4&quot;;&quot;5&quot;)" table:allow-empty-cell="true" table:display-list="sorted-ascending" table:base-cell-address="Tasks.C2"/>
        <table:content-validation table:name="val2" table:condition="of:cell-content-is-in-list(&quot;WAITING&quot;;&quot;WORKING&quot;;&quot;DONE&quot;;&quot;&quot;)" table:allow-empty-cell="true" table:display-list="unsorted" table:base-cell-address="Tasks.D2"/>
        <table:content-validation table:name="val3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2">
          <table:table-cell table:style-name="ce2" office:value-type="float" office:value="1">
            <text:p>01</text:p>
          </table:table-cell>
          <table:table-cell office:value-type="string">
            <text:p>Define the content of the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2">
            <text:p>02</text:p>
          </table:table-cell>
          <table:table-cell office:value-type="string">
            <text:p>Implement Menu in Q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3">
            <text:p>03</text:p>
          </table:table-cell>
          <table:table-cell office:value-type="string">
            <text:p>Implement Open fil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4">
            <text:p>04</text:p>
          </table:table-cell>
          <table:table-cell office:value-type="string">
            <text:p>Implement Crop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5">
            <text:p>05</text:p>
          </table:table-cell>
          <table:table-cell office:value-type="string">
            <text:p>Implement Pixel color information for RGB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6">
            <text:p>06</text:p>
          </table:table-cell>
          <table:table-cell office:value-type="string">
            <text:p>Implement Color histogram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Raquel</text:p>
          </table:table-cell>
        </table:table-row>
        <table:table-row table:style-name="ro3">
          <table:table-cell table:style-name="ce2" office:value-type="float" office:value="7">
            <text:p>07</text:p>
          </table:table-cell>
          <table:table-cell office:value-type="string">
            <text:p>Implement Color to gray scale transform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8">
            <text:p>08</text:p>
          </table:table-cell>
          <table:table-cell office:value-type="string">
            <text:p>Implement Blu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9">
            <text:p>09</text:p>
          </table:table-cell>
          <table:table-cell office:value-type="string">
            <text:p>Implement Fus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6">
            <text:p>26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2">
            <text:p>12</text:p>
          </table:table-cell>
          <table:table-cell office:value-type="string">
            <text:p>Implement Quit ac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3">
            <text:p>13</text:p>
          </table:table-cell>
          <table:table-cell office:value-type="string">
            <text:p>Implement Save a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14">
            <text:p>14</text:p>
          </table:table-cell>
          <table:table-cell office:value-type="string">
            <text:p>Implement Sav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6">
            <text:p>06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15">
            <text:p>15</text:p>
          </table:table-cell>
          <table:table-cell office:value-type="string">
            <text:p>Implement Resiz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7">
            <text:p>17/01/11</text:p>
          </table:table-cell>
          <table:table-cell table:style-name="ce5" table:content-validation-name="val2" office:value-type="string">
            <text:p>WORKING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6">
            <text:p>16</text:p>
          </table:table-cell>
          <table:table-cell office:value-type="string">
            <text:p>Implement Me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17">
            <text:p>17</text:p>
          </table:table-cell>
          <table:table-cell office:value-type="string">
            <text:p>Implement Gradient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18">
            <text:p>18</text:p>
          </table:table-cell>
          <table:table-cell office:value-type="string">
            <text:p>Implement Gauss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19">
            <text:p>19</text:p>
          </table:table-cell>
          <table:table-cell office:value-type="string">
            <text:p>Implement Laplac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ORKING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20">
            <text:p>20</text:p>
          </table:table-cell>
          <table:table-cell office:value-type="string">
            <text:p>Implement Filter's custom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21">
            <text:p>21</text:p>
          </table:table-cell>
          <table:table-cell office:value-type="string">
            <text:p>Implement Intelligent resizing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2">
            <text:p>22</text:p>
          </table:table-cell>
          <table:table-cell office:value-type="string">
            <text:p>Implement Intelligent scissors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3">
            <text:p>23</text:p>
          </table:table-cell>
          <table:table-cell office:value-type="string">
            <text:p>Implement Contrast and equaliz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4">
            <text:p>1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23">
            <text:p>23</text:p>
          </table:table-cell>
          <table:table-cell office:value-type="string">
            <text:p>Merge image window and main window into a single one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24">
            <text:p>24</text:p>
          </table:table-cell>
          <table:table-cell office:value-type="string">
            <text:p>Implement method to Generate Gaussian kernel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4">
            <text:p>24</text:p>
          </table:table-cell>
          <table:table-cell office:value-type="string">
            <text:p>BUG: run the application and click in the middle, it crashes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25">
            <text:p>25</text:p>
          </table:table-cell>
          <table:table-cell office:value-type="string">
            <text:p>Implement method to apply convolution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5">
            <text:p>25</text:p>
          </table:table-cell>
          <table:table-cell office:value-type="string">
            <text:p>BUG: if load a large image just part of it is displayed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26">
            <text:p>26</text:p>
          </table:table-cell>
          <table:table-cell office:value-type="string">
            <text:p>Implement method to convert RGB into YUV or CMYK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7">
            <text:p>27</text:p>
          </table:table-cell>
          <table:table-cell office:value-type="string">
            <text:p>Implement ImageAbstraction class (used by contrast and simplify image access)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28">
            <text:p>28</text:p>
          </table:table-cell>
          <table:table-cell office:value-type="string">
            <text:p>Implement formats gif and pnm at save as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29">
            <text:p>29</text:p>
          </table:table-cell>
          <table:table-cell office:value-type="string">
            <text:p>Show histogram from menu, instead of at the beginning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1">
            <text:p>11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30">
            <text:p>30</text:p>
          </table:table-cell>
          <table:table-cell office:value-type="string">
            <text:p>Add about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31">
            <text:p>31</text:p>
          </table:table-cell>
          <table:table-cell office:value-type="string">
            <text:p>Adicionar funcionalidade control z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32">
            <text:p>32</text:p>
          </table:table-cell>
          <table:table-cell office:value-type="string">
            <text:p>prepare the ppt for the present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 table:number-rows-repeated="24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 table:content-validation-name="val3"/>
        </table:table-row>
        <table:table-row table:style-name="ro4" table:number-rows-repeated="8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/>
        </table:table-row>
        <table:table-row table:style-name="ro4" table:number-rows-repeated="12">
          <table:table-cell table:style-name="ce2"/>
          <table:table-cell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4"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31">
          <table:table-cell table:number-columns-repeated="4"/>
          <table:table-cell table:content-validation-name="val2"/>
          <table:table-cell/>
        </table:table-row>
        <table:table-row table:style-name="ro4" table:number-rows-repeated="76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</table:table>
      <table:database-ranges>
        <table:database-range table:target-range-address="Tasks.A1:Tasks.F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  <style:style style:name="Untitled4" style:family="table-cell" style:parent-style-name="Default">
      <style:table-cell-properties fo:background-color="transparent"/>
      <style:text-properties fo:color="#ff0000"/>
    </style:style>
    <style:style style:name="Untitled5" style:family="table-cell" style:parent-style-name="Default">
      <style:text-properties fo:color="#ff0000"/>
    </style:style>
    <style:style style:name="Untitled6" style:family="table-cell" style:parent-style-name="Default">
      <style:text-properties fo:color="#ff0000" style:text-line-through-style="soli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7">01/17/2011</text:date>, <text:time>09:4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17T09:44:36</dc:date>
    <meta:editing-duration>PT06H37M06S</meta:editing-duration>
    <meta:editing-cycles>49</meta:editing-cycles>
    <meta:generator>OpenOffice.org/3.2$Linux OpenOffice.org_project/320m12$Build-9483</meta:generator>
    <dc:creator>jander nascimento</dc:creator>
    <meta:document-statistic meta:table-count="2" meta:cell-count="207" meta:object-count="0"/>
  </office:meta>
</office:document-meta>
</file>